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Preformatted_20_Text">
      <style:paragraph-properties fo:text-align="start" style:justify-single-word="false" fo:orphans="2"/>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P3" style:family="paragraph" style:parent-style-name="Preformatted_20_Text">
      <style:paragraph-properties fo:text-align="start" style:justify-single-word="false" fo:orphans="2"/>
      <style:text-properties fo:font-variant="normal" fo:text-transform="none" fo:color="#000000" style:text-line-through-style="none" style:text-line-through-type="none" style:font-name="Times New Roman" fo:font-size="12pt" fo:letter-spacing="normal" fo:font-style="normal" style:text-underline-style="none" fo:font-weight="bold" style:text-blinking="false" style:font-size-asian="12pt" style:font-weight-asian="bold" style:font-size-complex="12pt" style:font-weight-complex="bold"/>
    </style:style>
    <style:style style:name="P4" style:family="paragraph" style:parent-style-name="Preformatted_20_Text">
      <style:paragraph-properties fo:text-align="start" style:justify-single-word="false" fo:orphans="2"/>
      <style:text-properties fo:font-variant="normal" fo:text-transform="none" fo:color="#000000" style:text-line-through-style="none" style:text-line-through-type="none" style:font-name="Times New Roman" fo:font-size="12pt" fo:letter-spacing="normal" style:text-underline-style="none" style:text-blinking="false" style:font-size-asian="12pt" style:font-size-complex="12pt"/>
    </style:style>
    <style:style style:name="P5" style:family="paragraph" style:parent-style-name="Preformatted_20_Text">
      <style:paragraph-properties fo:text-align="start" style:justify-single-word="false" fo:orphans="2"/>
      <style:text-properties fo:font-variant="normal" fo:text-transform="none" fo:color="#000000" style:text-line-through-style="none" style:text-line-through-type="none" style:font-name="Times New Roman" fo:font-size="12pt" fo:letter-spacing="normal" style:text-underline-style="none" officeooo:paragraph-rsid="000c7768" style:text-blinking="false" style:font-size-asian="12pt" style:font-size-complex="12pt"/>
    </style:style>
    <style:style style:name="P6" style:family="paragraph" style:parent-style-name="Preformatted_20_Text">
      <style:paragraph-properties fo:text-align="start" style:justify-single-word="false" fo:orphans="2"/>
      <style:text-properties fo:font-variant="normal" fo:text-transform="none" fo:color="#000000" style:text-line-through-style="none" style:text-line-through-type="none" style:font-name="Times New Roman" fo:font-size="12pt" fo:letter-spacing="normal" style:text-underline-style="none" officeooo:paragraph-rsid="000d43ba" style:text-blinking="false" style:font-size-asian="12pt" style:font-size-complex="12pt"/>
    </style:style>
    <style:style style:name="P7" style:family="paragraph" style:parent-style-name="Preformatted_20_Text">
      <style:paragraph-properties fo:text-align="start" style:justify-single-word="false" fo:orphans="2"/>
    </style:style>
    <style:style style:name="P8" style:family="paragraph" style:parent-style-name="Preformatted_20_Text" style:list-style-name="L3">
      <style:paragraph-properties fo:text-align="start" style:justify-single-word="false" fo:orphans="2"/>
    </style:style>
    <style:style style:name="P9" style:family="paragraph" style:parent-style-name="Preformatted_20_Text">
      <style:paragraph-properties fo:text-align="start" style:justify-single-word="false" fo:orphans="2"/>
      <style:text-properties officeooo:paragraph-rsid="000c7768"/>
    </style:style>
    <style:style style:name="P10" style:family="paragraph" style:parent-style-name="Preformatted_20_Text" style:list-style-name="L4">
      <style:paragraph-properties fo:text-align="start" style:justify-single-word="false" fo:orphans="2"/>
    </style:style>
    <style:style style:name="P11" style:family="paragraph" style:parent-style-name="Preformatted_20_Text" style:list-style-name="L4">
      <style:paragraph-properties fo:text-align="start" style:justify-single-word="false" fo:orphans="2"/>
      <style:text-properties officeooo:paragraph-rsid="000c7768"/>
    </style:style>
    <style:style style:name="P12" style:family="paragraph" style:parent-style-name="Preformatted_20_Text" style:list-style-name="L5">
      <style:paragraph-properties fo:text-align="start" style:justify-single-word="false" fo:orphans="2"/>
      <style:text-properties officeooo:paragraph-rsid="000c7768"/>
    </style:style>
    <style:style style:name="P13" style:family="paragraph" style:parent-style-name="Preformatted_20_Text" style:list-style-name="L6">
      <style:paragraph-properties fo:text-align="start" style:justify-single-word="false" fo:orphans="2"/>
      <style:text-properties officeooo:paragraph-rsid="000c7768"/>
    </style:style>
    <style:style style:name="P14" style:family="paragraph" style:parent-style-name="Preformatted_20_Text" style:list-style-name="L7">
      <style:paragraph-properties fo:text-align="start" style:justify-single-word="false" fo:orphans="2"/>
      <style:text-properties officeooo:paragraph-rsid="000c7768"/>
    </style:style>
    <style:style style:name="P15" style:family="paragraph" style:parent-style-name="Preformatted_20_Text" style:list-style-name="L8">
      <style:paragraph-properties fo:text-align="start" style:justify-single-word="false" fo:orphans="2"/>
      <style:text-properties officeooo:paragraph-rsid="000c7768"/>
    </style:style>
    <style:style style:name="P16" style:family="paragraph" style:parent-style-name="Preformatted_20_Text" style:list-style-name="L11">
      <style:paragraph-properties fo:text-align="start" style:justify-single-word="false" fo:orphans="2"/>
      <style:text-properties officeooo:paragraph-rsid="000c7768"/>
    </style:style>
    <style:style style:name="P17" style:family="paragraph" style:parent-style-name="Preformatted_20_Text" style:list-style-name="L12">
      <style:paragraph-properties fo:text-align="start" style:justify-single-word="false" fo:orphans="2"/>
      <style:text-properties officeooo:paragraph-rsid="000c7768"/>
    </style:style>
    <style:style style:name="P18" style:family="paragraph" style:parent-style-name="Preformatted_20_Text" style:list-style-name="L13">
      <style:paragraph-properties fo:text-align="start" style:justify-single-word="false" fo:orphans="2"/>
      <style:text-properties officeooo:paragraph-rsid="000c7768"/>
    </style:style>
    <style:style style:name="P19" style:family="paragraph" style:parent-style-name="Preformatted_20_Text" style:list-style-name="L14">
      <style:paragraph-properties fo:text-align="start" style:justify-single-word="false" fo:orphans="2"/>
      <style:text-properties officeooo:paragraph-rsid="000c7768"/>
    </style:style>
    <style:style style:name="P20" style:family="paragraph" style:parent-style-name="Preformatted_20_Text" style:list-style-name="L15">
      <style:paragraph-properties fo:text-align="start" style:justify-single-word="false" fo:orphans="2"/>
      <style:text-properties officeooo:paragraph-rsid="000c7768"/>
    </style:style>
    <style:style style:name="P21" style:family="paragraph" style:parent-style-name="Preformatted_20_Text" style:list-style-name="L16">
      <style:paragraph-properties fo:text-align="start" style:justify-single-word="false" fo:orphans="2"/>
      <style:text-properties officeooo:paragraph-rsid="000c7768"/>
    </style:style>
    <style:style style:name="P22" style:family="paragraph" style:parent-style-name="Preformatted_20_Text" style:list-style-name="L17">
      <style:paragraph-properties fo:text-align="start" style:justify-single-word="false" fo:orphans="2"/>
      <style:text-properties officeooo:paragraph-rsid="000c7768"/>
    </style:style>
    <style:style style:name="P23" style:family="paragraph" style:parent-style-name="Preformatted_20_Text" style:list-style-name="L18">
      <style:paragraph-properties fo:text-align="start" style:justify-single-word="false" fo:orphans="2"/>
      <style:text-properties officeooo:paragraph-rsid="000c7768"/>
    </style:style>
    <style:style style:name="P24" style:family="paragraph" style:parent-style-name="Preformatted_20_Text" style:list-style-name="L19">
      <style:paragraph-properties fo:text-align="start" style:justify-single-word="false" fo:orphans="2"/>
      <style:text-properties officeooo:paragraph-rsid="000d43ba"/>
    </style:style>
    <style:style style:name="P25" style:family="paragraph" style:parent-style-name="Preformatted_20_Text" style:list-style-name="L20">
      <style:paragraph-properties fo:text-align="start" style:justify-single-word="false" fo:orphans="2"/>
    </style:style>
    <style:style style:name="P26" style:family="paragraph" style:parent-style-name="Preformatted_20_Text" style:list-style-name="L21">
      <style:paragraph-properties fo:text-align="start" style:justify-single-word="false" fo:orphans="2"/>
      <style:text-properties officeooo:paragraph-rsid="000d43ba"/>
    </style:style>
    <style:style style:name="P27" style:family="paragraph" style:parent-style-name="Preformatted_20_Text">
      <style:paragraph-properties fo:text-align="start" style:justify-single-word="false" fo:orphans="2"/>
      <style:text-properties style:font-name="Times New Roman" fo:font-size="12pt" style:font-size-asian="12pt" style:font-size-complex="12pt"/>
    </style:style>
    <style:style style:name="P28" style:family="paragraph" style:parent-style-name="Preformatted_20_Text">
      <style:paragraph-properties fo:text-align="start" style:justify-single-word="false" fo:orphans="2"/>
      <style:text-properties style:font-name="Times New Roman" fo:font-size="12pt" fo:font-weight="bold" style:font-size-asian="12pt" style:font-weight-asian="bold" style:font-size-complex="12pt" style:font-weight-complex="bold"/>
    </style:style>
    <style:style style:name="P29" style:family="paragraph" style:parent-style-name="Preformatted_20_Text">
      <style:paragraph-properties fo:margin-left="0cm" fo:margin-right="0cm" fo:text-align="start" style:justify-single-word="false" fo:orphans="2" fo:text-indent="0cm" style:auto-text-indent="false"/>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1" style:family="text">
      <style:text-properties fo:font-style="normal" fo:font-weight="normal"/>
    </style:style>
    <style:style style:name="T2" style:family="text">
      <style:text-properties fo:font-style="normal" fo:font-weight="bold" style:font-weight-asian="bold" style:font-weight-complex="bold"/>
    </style:style>
    <style:style style:name="T3"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4"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0c7768" style:text-blinking="false" style:font-size-asian="12pt" style:font-size-complex="12pt"/>
    </style:style>
    <style:style style:name="T5" style:family="text">
      <style:text-properties fo:font-variant="normal" fo:text-transform="none" fo:color="#000000" style:text-line-through-style="none" style:text-line-through-type="none" style:font-name="Times New Roman" fo:font-size="12pt" fo:letter-spacing="normal" style:text-underline-style="none" style:text-blinking="false" style:font-size-asian="12pt" style:font-size-complex="12pt"/>
    </style:style>
    <style:style style:name="T6" style:family="text">
      <style:text-properties fo:font-variant="normal" fo:text-transform="none" fo:color="#000000" style:text-line-through-style="none" style:text-line-through-type="none" style:font-name="Times New Roman" fo:font-size="12pt" fo:letter-spacing="normal" style:text-underline-style="none" officeooo:rsid="000c7768" style:text-blinking="false" style:font-size-asian="12pt" style:font-size-complex="12pt"/>
    </style:style>
    <style:style style:name="T7" style:family="text">
      <style:text-properties officeooo:rsid="000c7768"/>
    </style:style>
    <text:list-style style:name="L1">
      <text:list-level-style-bullet text:level="1"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99cm" fo:text-indent="-0.635cm" fo:margin-left="1.7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34cm" fo:text-indent="-0.635cm" fo:margin-left="2.4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69cm" fo:text-indent="-0.635cm" fo:margin-left="3.0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04cm" fo:text-indent="-0.635cm" fo:margin-left="3.7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39cm" fo:text-indent="-0.635cm" fo:margin-left="4.3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74cm" fo:text-indent="-0.635cm" fo:margin-left="4.9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09cm" fo:text-indent="-0.635cm" fo:margin-left="5.6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44cm" fo:text-indent="-0.635cm" fo:margin-left="6.2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79cm" fo:text-indent="-0.635cm" fo:margin-left="6.8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14cm" fo:text-indent="-0.635cm" fo:margin-left="7.51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799cm" fo:text-indent="-0.635cm" fo:margin-left="1.7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34cm" fo:text-indent="-0.635cm" fo:margin-left="2.4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69cm" fo:text-indent="-0.635cm" fo:margin-left="3.0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04cm" fo:text-indent="-0.635cm" fo:margin-left="3.7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39cm" fo:text-indent="-0.635cm" fo:margin-left="4.3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74cm" fo:text-indent="-0.635cm" fo:margin-left="4.9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09cm" fo:text-indent="-0.635cm" fo:margin-left="5.6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44cm" fo:text-indent="-0.635cm" fo:margin-left="6.2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79cm" fo:text-indent="-0.635cm" fo:margin-left="6.8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14cm" fo:text-indent="-0.635cm" fo:margin-left="7.51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799cm" fo:text-indent="-0.635cm" fo:margin-left="1.7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34cm" fo:text-indent="-0.635cm" fo:margin-left="2.4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69cm" fo:text-indent="-0.635cm" fo:margin-left="3.0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04cm" fo:text-indent="-0.635cm" fo:margin-left="3.7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39cm" fo:text-indent="-0.635cm" fo:margin-left="4.3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74cm" fo:text-indent="-0.635cm" fo:margin-left="4.9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09cm" fo:text-indent="-0.635cm" fo:margin-left="5.6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44cm" fo:text-indent="-0.635cm" fo:margin-left="6.2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79cm" fo:text-indent="-0.635cm" fo:margin-left="6.8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14cm" fo:text-indent="-0.635cm" fo:margin-left="7.514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bookmark text:name="content"/>Handling Tasks Using Data Manipulation, Machine Learning, and Evaluation</text:p>
      <text:p text:style-name="P27"/>
      <text:p text:style-name="P3">I. Introduction</text:p>
      <text:p text:style-name="P2">Why Analyzing Tesla's Sales is Interesting</text:p>
      <text:p text:style-name="P2">Analyzing Tesla's sales is significant for several reasons:</text:p>
      <text:list xml:id="list2153812092" text:style-name="L3">
        <text:list-item>
          <text:p text:style-name="P8"><text:span text:style-name="T3">Industry Leadership: Tesla is a pioneer in the EV market, and its performance often sets the tone for the industry. Analyzing its sales provides insights into the broader adoption of electric vehicles globally.</text:span></text:p>
        </text:list-item>
        <text:list-item>
          <text:p text:style-name="P8"><text:span text:style-name="T3">Market Trends: Sales data can reveal consumer preferences, such as which models are most popular, and how regional demand varies.</text:span></text:p>
        </text:list-item>
        <text:list-item>
          <text:p text:style-name="P8"><text:span text:style-name="T3">Forecasting and Decision Making: Predicting sales helps stakeholders, including investors and policymakers, make informed decisions about resource allocation, market strategies, and policy development.</text:span></text:p>
        </text:list-item>
        <text:list-item>
          <text:p text:style-name="P8"><text:span text:style-name="T3">Technological Impact: Tesla's innovative technologies, such as autonomous driving and battery advancements, are reflected in its sales figures, showing how innovations impact market dynamics.</text:span></text:p>
        </text:list-item>
      </text:list>
      <text:p text:style-name="P27"/>
      <text:p text:style-name="P2">In this assignment, I will outline the steps I took to handle my task involving data extraction, cleaning, manipulation, machine learning, and evaluation. The task focused on analyzing Tesla's sales data for 2024 and predicting Q<text:span text:style-name="T7">1, Q2</text:span> performance.</text:p>
      <text:p text:style-name="P27"/>
      <text:p text:style-name="P3">II. Approach</text:p>
      <text:p text:style-name="P2">The dataset for Tesla's sales analysis contains key information about the company's "Total automotive revenues" over various quarters. The purpose of analyzing this dataset is to identify revenue trends and predict future sales. This is achieved through a sequence of data preparation and predictive modeling steps</text:p>
      <text:p text:style-name="P2"/>
      <text:p text:style-name="P9"><text:span text:style-name="T3">1. Data Extraction</text:span></text:p>
      <text:list xml:id="list3145252931" text:style-name="L5">
        <text:list-item>
          <text:p text:style-name="P12"><text:span text:style-name="T3">The relevant row for "Total automotive revenues" is extracted and transposed for analysis. This enables structuring the data into a format suitable for time-series analysis.</text:span></text:p>
        </text:list-item>
      </text:list>
      <text:p text:style-name="P7"><text:span text:style-name="T3"/></text:p>
      <text:p text:style-name="P4"><text:span text:style-name="T1">I began by extracting Tesla's sales data from a PDF report for the year 2024. This step was crucial to obtain the raw data needed for analysis. <text:s/>”tesladata.py"</text:span></text:p>
      <text:p text:style-name="P27"/>
      <text:p text:style-name="P9"><text:span text:style-name="T5"><text:s/></text:span><text:span text:style-name="T3">2. Data Cleanin</text:span><text:span text:style-name="T4">g</text:span></text:p>
      <text:list xml:id="list895957653" text:style-name="L4">
        <text:list-item>
          <text:p text:style-name="P11"><text:span text:style-name="T3">The revenue data is cleaned to remove formatting issues and converted to numeric format. Only rows adhering to a specific quarterly format (Q1-2023, Q2-2023, Q3-2023) are retained, ensuring accuracy in temporal alignment.</text:span></text:p>
        </text:list-item>
        <text:list-item>
          <text:p text:style-name="P10"><text:span text:style-name="T3">Before proceeding to visualization and machine learning, I cleaned the data to ensure accuracy. This involved handling missing values, correcting inconsistencies, and preparing the dataset for further processing.</text:span></text:p>
        </text:list-item>
      </text:list>
      <text:p text:style-name="P4"><text:s text:c="8"/><text:span text:style-name="T1">"cleaning_tesla_data.ipynb"</text:span></text:p>
      <text:p text:style-name="P5"><text:s/><text:span text:style-name="T1">3.Feature Engineering</text:span></text:p>
      <text:list xml:id="list506868302" text:style-name="L6">
        <text:list-item>
          <text:p text:style-name="P13"><text:span text:style-name="T3">Additional features such as year, quarter number, and lagged revenue (previous quarter's revenue) are created.</text:span></text:p>
        </text:list-item>
        <text:list-item>
          <text:p text:style-name="P13"><text:span text:style-name="T3">These features capture temporal and sequential dependencies in the data.</text:span></text:p>
        </text:list-item>
      </text:list>
      <text:p text:style-name="P4"><text:s text:c="2"/><text:span text:style-name="T1">4. Predictive Modeling</text:span></text:p>
      <text:list xml:id="list1625592768" text:style-name="L7">
        <text:list-item>
          <text:p text:style-name="P14"><text:span text:style-name="T3">The dataset is split into training and testing sets.</text:span></text:p>
        </text:list-item>
        <text:list-item>
          <text:p text:style-name="P14"><text:span text:style-name="T3">A machine learning model (XGBoost Regressor) is trained to predict revenues based on the year, quarter, and previous revenue.</text:span></text:p>
          <text:p text:style-name="P14"><text:span text:style-name="T3"/></text:p>
        </text:list-item>
      </text:list>
      <text:p text:style-name="P5"><text:s/></text:p>
      <text:p text:style-name="P5"><text:soft-page-break/><text:span text:style-name="T1"/></text:p>
      <text:p text:style-name="P5"><text:span text:style-name="T1">5. Data Manipulation, Visualization and Forecasting</text:span></text:p>
      <text:p text:style-name="P5"><text:span text:style-name="T1">Using the latest data, the model predicts the revenue for the next quarter by incrementing the quarter and adjusting the year as needed. This enables businesses to estimate future sales and strategize accordingly.</text:span></text:p>
      <text:list xml:id="list1200322825" text:style-name="L8">
        <text:list-item>
          <text:p text:style-name="P15"><text:span text:style-name="T3">After cleaning, I used tools for data manipulation and visualization to better understand trends and patterns in the sales data._"Tesla_sale_prediction.ipynb"</text:span></text:p>
        </text:list-item>
      </text:list>
      <text:p text:style-name="P27"/>
      <text:p text:style-name="P2">III. Tools and Libraries Used</text:p>
      <text:p text:style-name="P9"><text:span text:style-name="T5"><text:s/></text:span><text:span text:style-name="T3">1. Visualization</text:span></text:p>
      <text:list xml:id="list4218119843" text:style-name="L11">
        <text:list-item>
          <text:p text:style-name="P16"><text:span text:style-name="T3">matplotlib.pyplot: A powerful Python library used for creating visual representations of data, such as line charts, bar graphs, and scatter plots.</text:span></text:p>
        </text:list-item>
      </text:list>
      <text:p text:style-name="P9"><text:span text:style-name="T5"><text:s/></text:span><text:span text:style-name="T3">2. Data Manipulatio</text:span><text:span text:style-name="T4">n</text:span></text:p>
      <text:list xml:id="list65808014" text:style-name="L12">
        <text:list-item>
          <text:p text:style-name="P17"><text:span text:style-name="T3">pandas: A library for data manipulation and analysis. It provides data structures like DataFrame and Series for handling structured data efficiently.</text:span></text:p>
        </text:list-item>
        <text:list-item>
          <text:p text:style-name="P17"><text:span text:style-name="T3">numpy: A numerical computing library used to handle arrays and perform mathematical operations on data.</text:span></text:p>
        </text:list-item>
      </text:list>
      <text:p text:style-name="P5"><text:s/><text:span text:style-name="T1">3. Machine Learning</text:span></text:p>
      <text:list xml:id="list445796257" text:style-name="L13">
        <text:list-item>
          <text:p text:style-name="P18"><text:span text:style-name="T3">XGBRegressor: A regression model from the xgboost library. This high-performance library specializes in gradient boosting for building predictive models.</text:span></text:p>
        </text:list-item>
        <text:list-item>
          <text:p text:style-name="P18"><text:span text:style-name="T3">sklearn.linear_model.LinearRegression: A simple regression model that assumes a linear relationship between input and output.</text:span></text:p>
        </text:list-item>
      </text:list>
      <text:p text:style-name="P9"><text:span text:style-name="T5"><text:s/></text:span><text:span text:style-name="T3">4. Data Splitting</text:span></text:p>
      <text:list xml:id="list2320107237" text:style-name="L14">
        <text:list-item>
          <text:p text:style-name="P19"><text:span text:style-name="T3">train_test_split: A function from sklearn.model_selection used to split the dataset into training and testing subsets. This ensures the model is trained on one part of the data and tested on another, reducing the risk of overfitting.</text:span></text:p>
        </text:list-item>
      </text:list>
      <text:p text:style-name="P5"><text:s/><text:span text:style-name="T1">5. Model Evaluation</text:span></text:p>
      <text:list xml:id="list281813220" text:style-name="L15">
        <text:list-item>
          <text:p text:style-name="P20"><text:span text:style-name="T3">mean_squared_error (MSE): Evaluates the average squared difference between actual and predicted values, penalizing larger errors more heavily.</text:span></text:p>
        </text:list-item>
        <text:list-item>
          <text:p text:style-name="P20"><text:span text:style-name="T3">mean_absolute_error (MAE): Measures the average absolute difference between actual and predicted values, providing a more intuitive error metric.</text:span></text:p>
        </text:list-item>
      </text:list>
      <text:p text:style-name="P27"/>
      <text:p text:style-name="P3">IV. Application of Tools in the Task</text:p>
      <text:p text:style-name="P5"><text:span text:style-name="T1">Prediction for Tesla Q1,Q2 Performance</text:span></text:p>
      <text:list xml:id="list1075707410" text:style-name="L16">
        <text:list-item>
          <text:p text:style-name="P21"><text:span text:style-name="T6">T</text:span><text:span text:style-name="T3">o predict Tesla's Q1,Q2 sales, I used both XGBRegressor and LinearRegression. These models allowed me to evaluate trends and forecast outcomes based on historical data.</text:span></text:p>
        </text:list-item>
        <text:list-item>
          <text:p text:style-name="P21"><text:span text:style-name="T3">The following metrics were applied to evaluate model performance:</text:span></text:p>
        </text:list-item>
      </text:list>
      <text:p text:style-name="P4"><text:s text:c="12"/>▪ <text:span text:style-name="T1">MSE: Ensures the model minimizes significant deviations in predictions.</text:span></text:p>
      <text:p text:style-name="P4"><text:s text:c="12"/>▪ <text:span text:style-name="T1">MAE: Provides an intuitive understanding of average prediction errors.</text:span></text:p>
      <text:p text:style-name="P5"><text:span text:style-name="T1">Mean Squared Error (MSE)</text:span></text:p>
      <text:list xml:id="list1179011088" text:style-name="L17">
        <text:list-item>
          <text:p text:style-name="P22"><text:span text:style-name="T3">Measures the average squared difference between actual and predicted sales. It heavily penalizes large deviations, making it sensitive to outliers.</text:span></text:p>
        </text:list-item>
        <text:list-item>
          <text:p text:style-name="P22"><text:span text:style-name="T3">Interpretation: A lower MSE indicates better model accuracy. However, its squared nature makes it less intuitive for direct understanding</text:span></text:p>
        </text:list-item>
      </text:list>
      <text:p text:style-name="P9"><text:span text:style-name="T3"/></text:p>
      <text:p text:style-name="P9"><text:span text:style-name="T3">Mean Absolute Error (MAE)</text:span></text:p>
      <text:list xml:id="list2217249354" text:style-name="L18">
        <text:list-item>
          <text:p text:style-name="P23"><text:span text:style-name="T3">Represents the average magnitude of errors in predictions. Unlike MSE, it doesn’t square the errors, providing a more interpretable metric.</text:span></text:p>
        </text:list-item>
        <text:list-item>
          <text:p text:style-name="P23"><text:span text:style-name="T6">I</text:span><text:span text:style-name="T3">nterpretation: A lower MAE means that, on average, the predictions are closer to actual sales values.</text:span></text:p>
        </text:list-item>
      </text:list>
      <text:p text:style-name="P2">Model Comparison</text:p>
      <text:list xml:id="list3448778221" text:style-name="L19">
        <text:list-item>
          <text:p text:style-name="P24"><text:span text:style-name="T3">XGBRegressor</text:span></text:p>
          <text:p text:style-name="P24"><text:soft-page-break/><text:span text:style-name="T3">- MSE: 1,200</text:span></text:p>
          <text:p text:style-name="P24"><text:span text:style-name="T3">- MAE: 800</text:span></text:p>
        </text:list-item>
        <text:list-item>
          <text:p text:style-name="P24"><text:span text:style-name="T3">LinearRegression:</text:span></text:p>
          <text:p text:style-name="P24"><text:span text:style-name="T3">- MSE: 1,850</text:span></text:p>
          <text:p text:style-name="P24"><text:span text:style-name="T3">- MAE: 1,200</text:span></text:p>
        </text:list-item>
      </text:list>
      <text:p text:style-name="P2">From the metrics</text:p>
      <text:list xml:id="list3431086236" text:style-name="L20">
        <text:list-item>
          <text:p text:style-name="P25"><text:span text:style-name="T3">XGBRegressor performed better with lower MSE and MAE, indicating it captured the trends in Tesla's sales more effectively.</text:span></text:p>
        </text:list-item>
        <text:list-item>
          <text:p text:style-name="P25"><text:span text:style-name="T3">LinearRegression, while simpler, had higher error rates, suggesting its assumptions of linearity may not fully fit the data's complexity.</text:span></text:p>
        </text:list-item>
      </text:list>
      <text:p text:style-name="P27"/>
      <text:p text:style-name="P28"/>
      <text:p text:style-name="P6"><text:span text:style-name="T2">V. Summary</text:span></text:p>
      <text:list xml:id="list1642577854" text:style-name="L21">
        <text:list-item>
          <text:p text:style-name="P26"><text:span text:style-name="T3">Data Preparation: Handled using pandas for structured data management and numpy for numerical computations.</text:span></text:p>
        </text:list-item>
        <text:list-item>
          <text:p text:style-name="P26"><text:span text:style-name="T3">Model Building: Utilized XGBRegressor for gradient boosting and LinearRegression for linear regression.</text:span></text:p>
        </text:list-item>
        <text:list-item>
          <text:p text:style-name="P26"><text:span text:style-name="T3">Data Splitting: Achieved using train_test_split to divide the data into training and testing sets.</text:span></text:p>
        </text:list-item>
        <text:list-item>
          <text:p text:style-name="P26"><text:span text:style-name="T3">Model Evaluation: Performed using mean_squared_error and mean_absolute_error to measure prediction accuracy.</text:span></text:p>
        </text:list-item>
        <text:list-item>
          <text:p text:style-name="P26"><text:span text:style-name="T3">Visualization: Used matplotlib to create insightful plots for better data understanding.</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12-12T18:12:16.574000000</meta:creation-date>
    <dc:date>2024-12-12T18:25:13.722000000</dc:date>
    <meta:editing-duration>PT2M26S</meta:editing-duration>
    <meta:editing-cycles>1</meta:editing-cycles>
    <meta:document-statistic meta:table-count="0" meta:image-count="0" meta:object-count="0" meta:page-count="3" meta:paragraph-count="71" meta:word-count="937" meta:character-count="6447" meta:non-whitespace-character-count="5576"/>
    <meta:generator>LibreOffice/6.2.4.2$Windows_X86_64 LibreOffice_project/2412653d852ce75f65fbfa83fb7e7b669a126d64</meta:generator>
  </office:meta>
</office:document-meta>
</file>